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593cm" style:rel-column-width="17113*"/>
    </style:style>
    <style:style style:name="Table1.B" style:family="table-column">
      <style:table-column-properties style:column-width="3.249cm" style:rel-column-width="12105*"/>
    </style:style>
    <style:style style:name="Table1.E" style:family="table-column">
      <style:table-column-properties style:column-width="3.249cm" style:rel-column-width="12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593cm" style:rel-column-width="17113*"/>
    </style:style>
    <style:style style:name="Table2.B" style:family="table-column">
      <style:table-column-properties style:column-width="3.249cm" style:rel-column-width="12105*"/>
    </style:style>
    <style:style style:name="Table2.E" style:family="table-column">
      <style:table-column-properties style:column-width="3.249cm" style:rel-column-width="12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593cm" style:rel-column-width="17113*"/>
    </style:style>
    <style:style style:name="Table3.B" style:family="table-column">
      <style:table-column-properties style:column-width="3.249cm" style:rel-column-width="12105*"/>
    </style:style>
    <style:style style:name="Table3.E" style:family="table-column">
      <style:table-column-properties style:column-width="3.249cm" style:rel-column-width="1210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4pt" fo:font-weight="bold" officeooo:rsid="001b9cc9" officeooo:paragraph-rsid="001b9cc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bbfd0" officeooo:paragraph-rsid="001bbfd0"/>
    </style:style>
    <style:style style:name="P3" style:family="paragraph" style:parent-style-name="Standard">
      <style:text-properties officeooo:rsid="001bbfd0" officeooo:paragraph-rsid="0021008b"/>
    </style:style>
    <style:style style:name="P4" style:family="paragraph" style:parent-style-name="Standard">
      <style:text-properties officeooo:rsid="0022601b" officeooo:paragraph-rsid="0022601b"/>
    </style:style>
    <style:style style:name="P5" style:family="paragraph" style:parent-style-name="Standard">
      <style:text-properties officeooo:rsid="0029713a" officeooo:paragraph-rsid="0029713a"/>
    </style:style>
    <style:style style:name="P6" style:family="paragraph" style:parent-style-name="Standard">
      <style:text-properties style:text-underline-style="solid" style:text-underline-width="auto" style:text-underline-color="font-color" officeooo:rsid="001bbfd0" officeooo:paragraph-rsid="0032c8a7"/>
    </style:style>
    <style:style style:name="P7" style:family="paragraph" style:parent-style-name="Standard">
      <style:text-properties style:text-underline-style="solid" style:text-underline-width="auto" style:text-underline-color="font-color" officeooo:rsid="002e92a3" officeooo:paragraph-rsid="002e92a3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30f1be" officeooo:paragraph-rsid="0030f1be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officeooo:rsid="0030f1be" officeooo:paragraph-rsid="0030f1be"/>
    </style:style>
    <style:style style:name="P10" style:family="paragraph" style:parent-style-name="Standard">
      <style:text-properties style:text-underline-style="solid" style:text-underline-width="auto" style:text-underline-color="font-color" officeooo:rsid="0033c57b" officeooo:paragraph-rsid="0033c57b"/>
    </style:style>
    <style:style style:name="P11" style:family="paragraph" style:parent-style-name="Standard">
      <style:text-properties officeooo:rsid="001bbfd0" officeooo:paragraph-rsid="002e92a3"/>
    </style:style>
    <style:style style:name="P12" style:family="paragraph" style:parent-style-name="Standard">
      <style:text-properties officeooo:rsid="001bbfd0" officeooo:paragraph-rsid="001bbfd0"/>
    </style:style>
    <style:style style:name="P13" style:family="paragraph" style:parent-style-name="Standard">
      <style:paragraph-properties>
        <style:tab-stops>
          <style:tab-stop style:position="7.465cm"/>
        </style:tab-stops>
      </style:paragraph-properties>
      <style:text-properties officeooo:rsid="001bbfd0" officeooo:paragraph-rsid="001bbfd0"/>
    </style:style>
    <style:style style:name="P14" style:family="paragraph" style:parent-style-name="Standard">
      <style:text-properties officeooo:rsid="002e92a3" officeooo:paragraph-rsid="002e92a3"/>
    </style:style>
    <style:style style:name="P15" style:family="paragraph" style:parent-style-name="Standard">
      <style:text-properties officeooo:paragraph-rsid="002e92a3"/>
    </style:style>
    <style:style style:name="P16" style:family="paragraph" style:parent-style-name="Standard">
      <style:text-properties style:text-position="0% 100%" officeooo:rsid="001bbfd0" officeooo:paragraph-rsid="002e92a3"/>
    </style:style>
    <style:style style:name="P17" style:family="paragraph" style:parent-style-name="Standard">
      <style:text-properties style:text-position="0% 100%" officeooo:rsid="001bbfd0" officeooo:paragraph-rsid="002ff797"/>
    </style:style>
    <style:style style:name="P18" style:family="paragraph" style:parent-style-name="Standard">
      <style:text-properties style:text-position="0% 100%" style:text-underline-style="solid" style:text-underline-width="auto" style:text-underline-color="font-color" officeooo:rsid="002e92a3" officeooo:paragraph-rsid="002e92a3"/>
    </style:style>
    <style:style style:name="P19" style:family="paragraph" style:parent-style-name="Standard">
      <style:text-properties style:text-position="0% 100%" style:text-underline-style="solid" style:text-underline-width="auto" style:text-underline-color="font-color" officeooo:rsid="002ff797" officeooo:paragraph-rsid="002ff797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fd0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fd0" officeooo:paragraph-rsid="002f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18f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2a9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f797" officeooo:paragraph-rsid="002f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0d75" officeooo:paragraph-rsid="00350d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af5" officeooo:paragraph-rsid="0036ca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officeooo:paragraph-rsid="002e92a3"/>
    </style:style>
    <style:style style:name="P28" style:family="paragraph" style:parent-style-name="Standard">
      <style:paragraph-properties fo:text-align="start" style:justify-single-word="false"/>
      <style:text-properties officeooo:rsid="002ff797" officeooo:paragraph-rsid="002ff797"/>
    </style:style>
    <style:style style:name="P29" style:family="paragraph" style:parent-style-name="Standard">
      <style:text-properties officeooo:rsid="0030f1be" officeooo:paragraph-rsid="0030f1be"/>
    </style:style>
    <style:style style:name="P30" style:family="paragraph" style:parent-style-name="Standard">
      <style:paragraph-properties>
        <style:tab-stops>
          <style:tab-stop style:position="7.465cm"/>
        </style:tab-stops>
      </style:paragraph-properties>
      <style:text-properties officeooo:rsid="0030f1be" officeooo:paragraph-rsid="0030f1be"/>
    </style:style>
    <style:style style:name="P31" style:family="paragraph" style:parent-style-name="Standard">
      <style:text-properties officeooo:rsid="0032c8a7" officeooo:paragraph-rsid="0032c8a7"/>
    </style:style>
    <style:style style:name="P32" style:family="paragraph" style:parent-style-name="Standard">
      <style:text-properties officeooo:rsid="0033c57b" officeooo:paragraph-rsid="0033c57b"/>
    </style:style>
    <style:style style:name="P33" style:family="paragraph" style:parent-style-name="Standard">
      <style:text-properties officeooo:rsid="003474d6" officeooo:paragraph-rsid="003474d6"/>
    </style:style>
    <style:style style:name="P34" style:family="paragraph" style:parent-style-name="Standard">
      <style:text-properties officeooo:paragraph-rsid="003624c3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5ea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5ea" officeooo:paragraph-rsid="002f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bf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bbfd0"/>
    </style:style>
    <style:style style:name="T5" style:family="text">
      <style:text-properties officeooo:rsid="001eb2d8"/>
    </style:style>
    <style:style style:name="T6" style:family="text">
      <style:text-properties officeooo:rsid="002487a7"/>
    </style:style>
    <style:style style:name="T7" style:family="text">
      <style:text-properties style:text-underline-style="none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3624c3"/>
    </style:style>
    <style:style style:name="T12" style:family="text">
      <style:text-properties officeooo:rsid="003853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Collection Sheet</text:p>
      <text:p text:style-name="P8">Study information</text:p>
      <text:p text:style-name="P3">Collecting researcher: <text:span text:style-name="T2"><text:s text:c="28"/></text:span></text:p>
      <text:p text:style-name="P13">Patient ID: <text:span text:style-name="T2"><text:s text:c="31"/></text:span><text:tab/>Date: <text:span text:style-name="T2"><text:s text:c="3"/>2020 / <text:s text:c="11"/>/ <text:s text:c="12"/></text:span></text:p>
      <text:p text:style-name="P30"><text:span text:style-name="T7">Study initiation time: </text:span><text:span text:style-name="T2"><text:s text:c="15"/>_____</text:span></text:p>
      <text:p text:style-name="P2"/>
      <text:p text:style-name="P2">Consent signed? <text:s text:c="5"/>Y <text:s text:c="7"/>N</text:p>
      <text:p text:style-name="P29">Was consent delayed?<text:tab/><text:tab/>Y<text:tab/>N</text:p>
      <text:p text:style-name="P31">If Yes, reason: <text:span text:style-name="T2"><text:s text:c="26"/></text:span></text:p>
      <text:p text:style-name="P6"/>
      <text:p text:style-name="P7">Demographic information</text:p>
      <text:p text:style-name="P11">Age: <text:span text:style-name="T2"><text:s text:c="15"/></text:span><text:span text:style-name="T7"><text:s/></text:span></text:p>
      <text:p text:style-name="P11">Gender:<text:tab/>M<text:tab/>F<text:tab/>non-binary</text:p>
      <text:p text:style-name="P14">Height: <text:span text:style-name="T2"><text:s text:c="13"/></text:span><text:span text:style-name="T7"><text:tab/>Weight: </text:span><text:span text:style-name="T2"><text:s text:c="13"/></text:span></text:p>
      <text:p text:style-name="P14"><text:span text:style-name="T7"/></text:p>
      <text:p text:style-name="P14"><text:span text:style-name="T7">Does patient wear dentures?<text:tab/><text:tab/>Y<text:tab/><text:tab/>N</text:span></text:p>
      <text:p text:style-name="P14"><text:span text:style-name="T7">Does patient have facial hair?<text:tab/>None<text:tab/>Moustache<text:tab/>Short beard<text:tab/>Full beard<text:tab/>Other</text:span></text:p>
      <text:p text:style-name="P2"><text:span text:style-name="T2"/></text:p>
      <text:p text:style-name="P4">COVID status:<text:tab/>Confirmed<text:tab/>Pending<text:tab/>Negative</text:p>
      <text:p text:style-name="P11"/>
      <text:p text:style-name="P9">Metabolic data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5">0 hours</text:p>
          </table:table-cell>
          <table:table-cell table:style-name="Table1.A1" office:value-type="string">
            <text:p text:style-name="P35">4 hours</text:p>
          </table:table-cell>
          <table:table-cell table:style-name="Table1.A1" office:value-type="string">
            <text:p text:style-name="P35">12 hours</text:p>
          </table:table-cell>
          <table:table-cell table:style-name="Table1.E1" office:value-type="string">
            <text:p text:style-name="P35">24 hours</text:p>
          </table:table-cell>
        </table:table-row>
        <table:table-row>
          <table:table-cell table:style-name="Table1.A2" office:value-type="string">
            <text:p text:style-name="P22">Ventilation technique (BiPAP, CPAP)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3">G<text:span text:style-name="T6">lasgow Coma Scale</text:span>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0">Respiratory rate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0">Heart rate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11">pH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14">HCO<text:span text:style-name="T3">3</text:span>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15"><text:span text:style-name="T1">PaCO</text:span><text:span text:style-name="T4">2</text:span>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0">PaO<text:span text:style-name="T3">2</text:span>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/>
          </table:table-cell>
        </table:table-row>
      </table:table>
      <text:p text:style-name="P11"/>
      <text:p text:style-name="P18">Non-invasive ventilation data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35">0 hours</text:p>
          </table:table-cell>
          <table:table-cell table:style-name="Table2.A1" office:value-type="string">
            <text:p text:style-name="P35">4 hours</text:p>
          </table:table-cell>
          <table:table-cell table:style-name="Table2.A1" office:value-type="string">
            <text:p text:style-name="P35">12 hours</text:p>
          </table:table-cell>
          <table:table-cell table:style-name="Table2.E1" office:value-type="string">
            <text:p text:style-name="P35">24 hours</text:p>
          </table:table-cell>
        </table:table-row>
        <table:table-row>
          <table:table-cell table:style-name="Table2.A2" office:value-type="string">
            <text:p text:style-name="P22">Ventilation technique (BiPAP, CPAP)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E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27"><text:span text:style-name="T9">Total </text:span><text:span text:style-name="T10">L</text:span><text:span text:style-name="T9">eak Volume</text:span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E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24">Ulcer score on face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E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26">Mask fit (1-5 scale, 1 = poor; 5 = excellent). <text:span text:style-name="T12">If not excellent, state reason</text:span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E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25">Patient tolerance of <text:soft-page-break/>BiPAP mask</text:p>
            <text:p text:style-name="P25">(1-5 scale; 1 = poor; 5 = excellent)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E2" office:value-type="string">
            <text:p text:style-name="P37"/>
          </table:table-cell>
        </table:table-row>
      </table:table>
      <text:p text:style-name="P16"/>
      <text:p text:style-name="P19">Adverse events data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36">0 hours</text:p>
          </table:table-cell>
          <table:table-cell table:style-name="Table3.A1" office:value-type="string">
            <text:p text:style-name="P36">4 hours</text:p>
          </table:table-cell>
          <table:table-cell table:style-name="Table3.A1" office:value-type="string">
            <text:p text:style-name="P36">12 hours</text:p>
          </table:table-cell>
          <table:table-cell table:style-name="Table3.E1" office:value-type="string">
            <text:p text:style-name="P36">24 hours</text:p>
          </table:table-cell>
        </table:table-row>
        <table:table-row>
          <table:table-cell table:style-name="Table3.A2" office:value-type="string">
            <text:p text:style-name="P24">Ulcer score on face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8"><text:span text:style-name="T9">N</text:span><text:span text:style-name="T8">asal or oral bleeding</text:span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4">Pneumothorax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4">Other concerns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E2" office:value-type="string">
            <text:p text:style-name="P38"/>
          </table:table-cell>
        </table:table-row>
      </table:table>
      <text:p text:style-name="P17"/>
      <text:p text:style-name="P34"><text:span text:style-name="T1">Outcome at 24 hours:<text:tab/><text:tab/>Intubated<text:tab/>Still on NIV<text:tab/>Discontinued from NIV<text:tab/>Deceased</text:span></text:p>
      <text:p text:style-name="P34"/>
      <text:p text:style-name="P33">Total <text:span text:style-name="T11">NIV</text:span> time (hours): <text:span text:style-name="T2"><text:s text:c="27"/></text:span></text:p>
      <text:p text:style-name="P32">Explain outcome above:</text:p>
      <text:p text:style-name="P10"><text:s text:c="21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5">Disposition: <text:span text:style-name="T2"><text:s text:c="30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arek Loubani</meta:initial-creator>
    <meta:creation-date>2020-04-01T03:03:18.847015264</meta:creation-date>
    <dc:date>2020-04-03T07:26:41.755099419</dc:date>
    <meta:editing-duration>PT1H26M28S</meta:editing-duration>
    <meta:editing-cycles>28</meta:editing-cycles>
    <meta:generator>LibreOffice/6.3.5.2$Linux_X86_64 LibreOffice_project/30$Build-2</meta:generator>
    <meta:document-statistic meta:table-count="3" meta:image-count="0" meta:object-count="0" meta:page-count="2" meta:paragraph-count="53" meta:word-count="178" meta:character-count="1394" meta:non-whitespace-character-count="914"/>
  </office:meta>
</office:document-meta>
</file>